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A84000004FE9662FA86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9cm, 21.966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798cm" svg:height="8.547cm" svg:x="3.002cm" svg:y="0.126cm">
          <draw:image xlink:href="Pictures/1000000100000A84000004FE9662FA8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12-13T08:10:08.525771206</dc:date>
    <meta:editing-duration>PT6M17S</meta:editing-duration>
    <meta:editing-cycles>5</meta:editing-cycles>
    <meta:generator>LibreOffice/24.8.3.2$MacOSX_AARCH64 LibreOffice_project/48a6bac9e7e268aeb4c3483fcf825c94556d9f92</meta:generator>
    <meta:document-statistic meta:object-count="1"/>
  </office:meta>
</office:document-meta>
</file>